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9D5175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arial" svg:font-family="arial, sans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Standard">
      <style:table-properties style:width="16.378cm" fo:margin-left="-0.764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4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3.637cm" fo:keep-together="auto"/>
    </style:style>
    <style:style style:name="Table1.10" style:family="table-row">
      <style:table-row-properties style:min-row-height="0.776cm" fo:keep-together="auto"/>
    </style:style>
    <style:style style:name="Table1.11" style:family="table-row">
      <style:table-row-properties style:min-row-height="0.628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paragraph-properties fo:text-align="justify" style:justify-single-word="false" style:snap-to-layout-grid="false"/>
      <style:text-properties officeooo:paragraph-rsid="0036975e"/>
    </style:style>
    <style:style style:name="P5" style:family="paragraph" style:parent-style-name="Standard">
      <style:paragraph-properties fo:text-align="justify" style:justify-single-word="false"/>
      <style:text-properties officeooo:paragraph-rsid="00493e86"/>
    </style:style>
    <style:style style:name="P6" style:family="paragraph" style:parent-style-name="Standard">
      <style:paragraph-properties fo:text-align="justify" style:justify-single-word="false"/>
      <style:text-properties officeooo:paragraph-rsid="00663b35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weight="bold" officeooo:paragraph-rsid="0036975e" style:font-weight-asian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weight="bold" officeooo:paragraph-rsid="0058ccd7" style:font-weight-asian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weight="bold" officeooo:paragraph-rsid="00663b35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493e86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4b859f" officeooo:paragraph-rsid="004b859f" style:font-weight-asian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4b859f" officeooo:paragraph-rsid="004b859f" style:font-weight-asian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weight="bold" officeooo:rsid="0058ccd7" officeooo:paragraph-rsid="0058ccd7" style:font-weight-asian="bold"/>
    </style:style>
    <style:style style:name="P18" style:family="paragraph" style:parent-style-name="Standard">
      <style:paragraph-properties fo:text-align="justify" style:justify-single-word="false"/>
      <style:text-properties officeooo:rsid="000d6256" officeooo:paragraph-rsid="000d6256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weight="normal" officeooo:rsid="0058ccd7" officeooo:paragraph-rsid="0058ccd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37b5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67401b" officeooo:paragraph-rsid="0067401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paragraph-rsid="00116afb" style:font-weight-asian="normal" style:font-weight-complex="normal"/>
    </style:style>
    <style:style style:name="P23" style:family="paragraph" style:parent-style-name="Standard">
      <style:text-properties officeooo:paragraph-rsid="0051db81"/>
    </style:style>
    <style:style style:name="P24" style:family="paragraph" style:parent-style-name="Standard">
      <style:paragraph-properties fo:text-align="justify" style:justify-single-word="false" style:snap-to-layout-grid="false"/>
      <style:text-properties officeooo:rsid="00089de3" officeooo:paragraph-rsid="0036975e"/>
    </style:style>
    <style:style style:name="P25" style:family="paragraph" style:parent-style-name="Standard">
      <style:paragraph-properties fo:text-align="justify" style:justify-single-word="false" style:snap-to-layout-grid="false"/>
      <style:text-properties fo:font-size="16pt" fo:font-style="italic" fo:font-weight="bold" officeooo:rsid="0009e7d3" style:font-size-asian="16pt" style:font-style-asian="italic" style:font-weight-asian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fo:language="en" fo:country="US" fo:font-weight="bold" style:font-weight-asian="bold"/>
    </style:style>
    <style:style style:name="P27" style:family="paragraph" style:parent-style-name="Standard">
      <style:paragraph-properties fo:text-align="justify" style:justify-single-word="false"/>
      <style:text-properties officeooo:rsid="0009e7d3"/>
    </style:style>
    <style:style style:name="P28" style:family="paragraph" style:parent-style-name="Standard">
      <style:paragraph-properties fo:text-align="justify" style:justify-single-word="false" style:snap-to-layout-grid="false"/>
      <style:text-properties officeooo:rsid="0009e7d3"/>
    </style:style>
    <style:style style:name="P29" style:family="paragraph" style:parent-style-name="Standard">
      <style:paragraph-properties fo:text-align="justify" style:justify-single-word="false"/>
      <style:text-properties officeooo:rsid="00493e86" officeooo:paragraph-rsid="00493e86"/>
    </style:style>
    <style:style style:name="P30" style:family="paragraph" style:parent-style-name="Standard">
      <style:paragraph-properties fo:text-align="justify" style:justify-single-word="false" style:snap-to-layout-grid="false"/>
      <style:text-properties officeooo:rsid="0050fa1c" officeooo:paragraph-rsid="0050fa1c"/>
    </style:style>
    <style:style style:name="P31" style:family="paragraph" style:parent-style-name="Standard">
      <style:paragraph-properties fo:text-align="justify" style:justify-single-word="false"/>
      <style:text-properties fo:font-style="italic" officeooo:paragraph-rsid="00493e86" style:font-style-asian="italic" style:font-style-complex="italic"/>
    </style:style>
    <style:style style:name="P32" style:family="paragraph" style:parent-style-name="Standard">
      <style:paragraph-properties fo:text-align="justify" style:justify-single-word="false" style:snap-to-layout-grid="false"/>
      <style:text-properties officeooo:rsid="0051db81" officeooo:paragraph-rsid="0050fa1c"/>
    </style:style>
    <style:style style:name="P33" style:family="paragraph" style:parent-style-name="Standard">
      <style:text-properties fo:language="es" fo:country="AR"/>
    </style:style>
    <style:style style:name="P34" style:family="paragraph" style:parent-style-name="Standard">
      <style:paragraph-properties fo:text-align="justify" style:justify-single-word="false"/>
      <style:text-properties fo:language="es" fo:country="AR" officeooo:rsid="000d6256" officeooo:paragraph-rsid="00681537"/>
    </style:style>
    <style:style style:name="P35" style:family="paragraph" style:parent-style-name="Standard">
      <style:paragraph-properties fo:text-align="justify" style:justify-single-word="false"/>
      <style:text-properties fo:font-style="normal" officeooo:rsid="0067401b" officeooo:paragraph-rsid="0067401b" style:font-style-asian="normal" style:font-style-complex="normal"/>
    </style:style>
    <style:style style:name="P36" style:family="paragraph" style:parent-style-name="Standard">
      <style:paragraph-properties fo:text-align="justify" style:justify-single-word="false" style:snap-to-layout-grid="false"/>
      <style:text-properties officeooo:rsid="0058ccd7" officeooo:paragraph-rsid="0050fa1c"/>
    </style:style>
    <style:style style:name="P37" style:family="paragraph" style:parent-style-name="Texto_20_independiente_20_3">
      <style:paragraph-properties style:snap-to-layout-grid="false"/>
    </style:style>
    <style:style style:name="P38" style:family="paragraph" style:parent-style-name="Texto_20_independiente_20_3">
      <style:paragraph-properties style:snap-to-layout-grid="false"/>
      <style:text-properties fo:language="es" fo:country="AR"/>
    </style:style>
    <style:style style:name="P39" style:family="paragraph" style:parent-style-name="Texto_20_independiente_20_3">
      <style:paragraph-properties style:snap-to-layout-grid="false"/>
      <style:text-properties fo:font-weight="bold" style:font-weight-asian="bold"/>
    </style:style>
    <style:style style:name="P40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font-weight="bold" style:font-weight-asian="bold"/>
    </style:style>
    <style:style style:name="P41" style:family="paragraph" style:parent-style-name="Standard">
      <style:paragraph-properties fo:margin-left="5.251cm" fo:margin-right="0.376cm" fo:text-align="center" style:justify-single-word="false" fo:text-indent="-5.251cm" style:auto-text-indent="false" style:snap-to-layout-grid="false"/>
      <style:text-properties fo:font-weight="bold" officeooo:rsid="005325e0" officeooo:paragraph-rsid="005325e0" style:font-weight-asian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58ccd7" officeooo:paragraph-rsid="0058ccd7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officeooo:paragraph-rsid="0051db81" fo:background-color="transparent"/>
    </style:style>
    <style:style style:name="P44" style:family="paragraph" style:parent-style-name="Standard" style:master-page-name="Standard">
      <style:paragraph-properties fo:text-align="justify" style:justify-single-word="false" style:page-number="auto" style:snap-to-layout-grid="false"/>
      <style:text-properties fo:font-weight="bold" style:font-weight-asian="bold"/>
    </style:style>
    <style:style style:name="P45" style:family="paragraph" style:parent-style-name="Standard" style:list-style-name="L1"/>
    <style:style style:name="P46" style:family="paragraph" style:parent-style-name="Standard" style:list-style-name="WW8Num8">
      <style:text-properties fo:language="en" fo:country="US" fo:font-weight="normal" officeooo:rsid="0067401b" officeooo:paragraph-rsid="005e285a" style:font-weight-asian="normal" style:font-weight-complex="normal"/>
    </style:style>
    <style:style style:name="P47" style:family="paragraph" style:parent-style-name="Standard" style:list-style-name="WW8Num8">
      <style:text-properties fo:language="en" fo:country="US" fo:font-weight="normal" officeooo:rsid="0067401b" officeooo:paragraph-rsid="0067401b" style:font-weight-asian="normal" style:font-weight-complex="normal"/>
    </style:style>
    <style:style style:name="P48" style:family="paragraph" style:parent-style-name="Standard" style:list-style-name="L2">
      <style:paragraph-properties fo:background-color="transparent">
        <style:background-image/>
      </style:paragraph-properties>
      <style:text-properties officeooo:rsid="0061aa96" officeooo:paragraph-rsid="0051db81" fo:background-color="transparent"/>
    </style:style>
    <style:style style:name="P49" style:family="paragraph" style:parent-style-name="Standard" style:list-style-name="L2">
      <style:paragraph-properties fo:background-color="transparent">
        <style:background-image/>
      </style:paragraph-properties>
      <style:text-properties officeooo:rsid="0061aa96" officeooo:paragraph-rsid="0067401b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975e" style:font-weight-asian="bold"/>
    </style:style>
    <style:style style:name="T4" style:family="text">
      <style:text-properties fo:font-size="16pt" fo:font-style="italic" fo:font-weight="bold" style:font-size-asian="16pt" style:font-style-asian="italic" style:font-weight-asian="bold"/>
    </style:style>
    <style:style style:name="T5" style:family="text">
      <style:text-properties fo:font-size="16pt" fo:font-style="italic" fo:font-weight="bold" officeooo:rsid="00663b35" style:font-size-asian="16pt" style:font-style-asian="italic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officeooo:rsid="0061aa96"/>
    </style:style>
    <style:style style:name="T9" style:family="text">
      <style:text-properties fo:language="en" fo:country="US" officeooo:rsid="00663b35"/>
    </style:style>
    <style:style style:name="T10" style:family="text">
      <style:text-properties fo:language="en" fo:country="US" officeooo:rsid="0067401b"/>
    </style:style>
    <style:style style:name="T11" style:family="text">
      <style:text-properties fo:language="es" fo:country="AR"/>
    </style:style>
    <style:style style:name="T12" style:family="text">
      <style:text-properties officeooo:rsid="00089de3"/>
    </style:style>
    <style:style style:name="T13" style:family="text">
      <style:text-properties officeooo:rsid="0009e7d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93e86" style:font-style-asian="italic" style:font-style-complex="italic"/>
    </style:style>
    <style:style style:name="T16" style:family="text">
      <style:text-properties officeooo:rsid="00493e86"/>
    </style:style>
    <style:style style:name="T17" style:family="text">
      <style:text-properties officeooo:rsid="004b859f"/>
    </style:style>
    <style:style style:name="T18" style:family="text">
      <style:text-properties officeooo:rsid="0051db81"/>
    </style:style>
    <style:style style:name="T19" style:family="text">
      <style:text-properties officeooo:rsid="0058c8d7"/>
    </style:style>
    <style:style style:name="T20" style:family="text">
      <style:text-properties officeooo:rsid="0058ccd7"/>
    </style:style>
    <style:style style:name="T21" style:family="text">
      <style:text-properties fo:font-weight="normal" officeooo:rsid="0058ccd7" style:font-weight-asian="normal" style:font-weight-complex="normal"/>
    </style:style>
    <style:style style:name="T22" style:family="text">
      <style:text-properties fo:font-weight="normal" officeooo:rsid="00663b35" style:font-weight-asian="normal" style:font-weight-complex="normal"/>
    </style:style>
    <style:style style:name="T23" style:family="text">
      <style:text-properties officeooo:rsid="0059f19c"/>
    </style:style>
    <style:style style:name="T24" style:family="text">
      <style:text-properties officeooo:rsid="005dbdff"/>
    </style:style>
    <style:style style:name="T25" style:family="text">
      <style:text-properties officeooo:rsid="00663b35"/>
    </style:style>
    <style:style style:name="T26" style:family="text">
      <style:text-properties officeooo:rsid="0067401b"/>
    </style:style>
    <style:style style:name="T2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9"/>
            <text:p text:style-name="P4"><text:span text:style-name="T3">D</text:span><text:span text:style-name="T1">EPARTAMENTO</text:span><text:span text:style-name="T2">:</text:span> <text:span text:style-name="T12">Ingeniería de Computadoras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7"/>
            <text:p text:style-name="P10"><text:span text:style-name="T20">ÁREA:</text:span><text:span text:style-name="T21"> </text:span><text:span text:style-name="T22">Arquitectura de Computadoras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8"/>
            <text:p text:style-name="P3"><text:span text:style-name="T1">ASIGNATURA</text:span>:<text:span text:style-name="T4"> </text:span><text:span text:style-name="T5">Introducción a la Computación</text:span></text:p>
            <text:p text:style-name="P2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/>
            <text:p text:style-name="P8">CARRERA: <text:span text:style-name="T25">Licenciatura en Ciencias de la Computación</text:span></text:p>
            <text:p text:style-name="P8"/>
          </table:table-cell>
          <table:covered-table-cell/>
          <table:covered-table-cell/>
          <table:table-cell table:style-name="Table1.A2" office:value-type="string">
            <text:p text:style-name="P26"/>
            <text:p text:style-name="P3"><text:span text:style-name="T7">PLAN</text:span><text:span text:style-name="T6">: </text:span><text:span text:style-name="T10">CS1112/</text:span><text:span text:style-name="T8">201</text:span><text:span text:style-name="T9">3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8"/>
            <text:p text:style-name="P3"><text:span text:style-name="T1">CUATRIMESTRE</text:span>: <text:span text:style-name="T25">Primero</text:span></text:p>
            <text:p text:style-name="P3"/>
          </table:table-cell>
          <table:covered-table-cell/>
          <table:covered-table-cell/>
          <table:table-cell table:style-name="Table1.A2" office:value-type="string">
            <text:p text:style-name="P8"/>
            <text:p text:style-name="P3"><text:span text:style-name="T1">AÑO</text:span>: 201<text:span text:style-name="T13">3</text:span></text:p>
            <text:p text:style-name="P2"/>
          </table:table-cell>
        </table:table-row>
        <table:table-row table:style-name="Table1.6">
          <table:table-cell table:style-name="Table1.A2" table:number-columns-spanned="4" office:value-type="string">
            <text:p text:style-name="P8"/>
            <text:p text:style-name="P11">EQUIPO DE CÁTEDRA: <text:span text:style-name="T25">Javier Balladini, Javier Forquera, Eduardo Grosclaude, Francisco López Luro, Marina Morán, Viviana Pedrero, Claudia Rozas, Guillermo Torres, Claudio Zanellato, Rafael Zurita</text:span></text:p>
            <text:p text:style-name="P7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8"/>
            <text:p text:style-name="P3"><text:span text:style-name="T1">HORAS Y HORARIOS DE CLASE TOTALES</text:span>: <text:span text:style-name="T23">64</text:span></text:p>
            <text:p text:style-name="P28"/>
            <text:p text:style-name="P2">HORAS Y HORARIOS DE TEORÍA: <text:span text:style-name="T25">Dos módulos de 2 h semanales, M1: Lunes de 15 a 16 y Jueves de 13 a 14, M2: Martes 10 a 11 y Viernes 10 a 11.</text:span></text:p>
            <text:p text:style-name="P6">HORAS Y HORARIOS DE PRÁCTICA EN AULA: <text:span text:style-name="T25">Dos módulos de 2 h semanales, M1: Lunes de 16 a 17 y Jueves de 14 a 15, M2: Martes 11 a 12 <text:s/>y Viernes 11 a 12.</text:span></text:p>
            <text:p text:style-name="P6">HORAS ESTIMADAS EXTRACLASE DE DEDICACION DEL ALUMNO: <text:span text:style-name="T23">4 hs</text:span></text:p>
            <text:p text:style-name="P27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39"/>
            <text:p text:style-name="P37"><text:span text:style-name="T1">OBJETIVOS DE LA MATERIA</text:span>:<text:span text:style-name="T11"> </text:span></text:p>
            <text:p text:style-name="P38"/>
            <text:p text:style-name="P34">Que el alumno logre: identificar los componentes básicos de un sistema de computación. Comprender el funcionamiento de un modelo computacional elemental. Identificar las diferentes clases de programas: sistema y aplicación. Comprender los conceptos básicos de sistemas operativos. Comprender los conceptos básicos de redes de computadoras.</text:p>
            <text:p text:style-name="P18"/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8"/>
            <text:p text:style-name="P8">CONTENIDOS MINIMOS (según plan de estudios): </text:p>
            <text:p text:style-name="Standard"/>
            <text:p text:style-name="P33">Historia de la computación. Arquitectura y organización de computadoras. Modelo Computacional Binario Elemental. Programa almacenado, lenguajes, intérpretes y compiladores. Conceptos de Sistemas Operativos. Conceptos de Redes.</text:p>
            <text:p text:style-name="P33"/>
            <text:p text:style-name="P33"/>
            <text:p text:style-name="P33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44"><text:span text:style-name="T23">P</text:span>ROGRAMA ANALÍTICO:</text:p>
            <text:p text:style-name="Standard"/>
            <text:list xml:id="list8667650914937389389" text:style-name="L1">
              <text:list-item>
                <text:p text:style-name="P45">La Información</text:p>
                <text:list>
                  <text:list-item>
                    <text:p text:style-name="P45">Datos e información</text:p>
                    <text:list>
                      <text:list-item>
                        <text:p text:style-name="P45">Tratamiento manual y automático de la información</text:p>
                      </text:list-item>
                      <text:list-item>
                        <text:p text:style-name="P45">Perspectiva histórica</text:p>
                      </text:list-item>
                      <text:list-item>
                        <text:p text:style-name="P45">Representación analógica y digital</text:p>
                      </text:list-item>
                    </text:list>
                  </text:list-item>
                  <text:list-item>
                    <text:p text:style-name="P45">La información como objeto matemático</text:p>
                    <text:list>
                      <text:list-item>
                        <text:p text:style-name="P45">Cantidad de información</text:p>
                      </text:list-item>
                      <text:list-item>
                        <text:p text:style-name="P45">Información y computadoras</text:p>
                      </text:list-item>
                    </text:list>
                  </text:list-item>
                </text:list>
              </text:list-item>
              <text:list-item>
                <text:p text:style-name="P45">Sistemas de Numeración</text:p>
                <text:list>
                  <text:list-item>
                    <text:p text:style-name="P45">Dígitos y sistemas numéricos</text:p>
                    <text:list>
                      <text:list-item>
                        <text:p text:style-name="P45">Sistemas numéricos posicionales</text:p>
                      </text:list-item>
                      <text:list-item>
                        <text:p text:style-name="P45">Sistema binario, sistema hexadecimal, sistema octal</text:p>
                        <text:list>
                          <text:list-item>
                            <text:p text:style-name="P45">Conversión de sistema decimal a otras bases</text:p>
                          </text:list-item>
                          <text:list-item>
                            <text:p text:style-name="P45">Conversión de otras bases a sistema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5">Codificación de datos</text:p>
                <text:list>
                  <text:list-item>
                    <text:p text:style-name="P45">Codificación de texto</text:p>
                  </text:list-item>
                  <text:list-item>
                    <text:p text:style-name="P45">Codificación de multimedia</text:p>
                    <text:list>
                      <text:list-item>
                        <text:p text:style-name="P45">Imagen</text:p>
                      </text:list-item>
                      <text:list-item>
                        <text:p text:style-name="P45">Sonido</text:p>
                      </text:list-item>
                    </text:list>
                  </text:list-item>
                  <text:list-item>
                    <text:p text:style-name="P45">Archivos</text:p>
                  </text:list-item>
                  <text:list-item>
                    <text:p text:style-name="P45">Múltiplos del bit y del byte</text:p>
                    <text:list>
                      <text:list-item>
                        <text:p text:style-name="P45">Sistema Internacional</text:p>
                      </text:list-item>
                      <text:list-item>
                        <text:p text:style-name="P45">Prefijos Binarios</text:p>
                      </text:list-item>
                    </text:list>
                  </text:list-item>
                  <text:list-item>
                    <text:p text:style-name="P45">Compresión</text:p>
                    <text:list>
                      <text:list-item>
                        <text:p text:style-name="P45">Compresión sin pérdida</text:p>
                      </text:list-item>
                      <text:list-item>
                        <text:p text:style-name="P45">Compresión con pérdida</text:p>
                      </text:list-item>
                    </text:list>
                  </text:list-item>
                  <text:list-item>
                    <text:p text:style-name="P45">Representación de datos numéricos</text:p>
                    <text:list>
                      <text:list-item>
                        <text:p text:style-name="P45">Datos y tipos de datos</text:p>
                        <text:list>
                          <text:list-item>
                            <text:p text:style-name="P45">Rango de representación</text:p>
                          </text:list-item>
                        </text:list>
                      </text:list-item>
                      <text:list-item>
                        <text:p text:style-name="P45">Representación de enteros con signo</text:p>
                        <text:list>
                          <text:list-item>
                            <text:p text:style-name="P45">Signo-magnitud</text:p>
                          </text:list-item>
                          <text:list-item>
                            <text:p text:style-name="P45">Complemento a 2</text:p>
                            <text:list>
                              <text:list-item>
                                <text:p text:style-name="P45">Aritmética en complemento a 2</text:p>
                              </text:list-item>
                              <text:list-item>
                                <text:p text:style-name="P45">Overflow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45">Representación de números reales</text:p>
                        <text:list>
                          <text:list-item>
                            <text:p text:style-name="P45">Notación de punto fijo</text:p>
                          </text:list-item>
                          <text:list-item>
                            <text:p text:style-name="P45">Notación científica</text:p>
                          </text:list-item>
                          <text:list-item>
                            <text:p text:style-name="P45">Notación en punto flotante</text:p>
                            <text:list>
                              <text:list-item>
                                <text:p text:style-name="P45">Representación de decimales en punto flotante</text:p>
                              </text:list-item>
                              <text:list-item>
                                <text:p text:style-name="P45">Conversión de punto flotante a decim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45">Modelo Computacional Binario Elemental</text:p>
                    <text:list>
                      <text:list-item>
                        <text:p text:style-name="P45">Arquitectura de una computadora</text:p>
                        <text:list>
                          <text:list-item>
                            <text:p text:style-name="P45">Modelo de Von Neumann</text:p>
                          </text:list-item>
                          <text:list-item>
                            <text:p text:style-name="P45">Memoria</text:p>
                          </text:list-item>
                          <text:list-item>
                            <text:p text:style-name="P45">CPU</text:p>
                          </text:list-item>
                          <text:list-item>
                            <text:p text:style-name="P45"><text:soft-page-break/>Unidad de Entrada/Salida</text:p>
                          </text:list-item>
                          <text:list-item>
                            <text:p text:style-name="P45">Buses</text:p>
                          </text:list-item>
                        </text:list>
                      </text:list-item>
                      <text:list-item>
                        <text:p text:style-name="P45">El MCBE, una computadora elemental</text:p>
                        <text:list>
                          <text:list-item>
                            <text:p text:style-name="P45">Instrucciones</text:p>
                            <text:list>
                              <text:list-item>
                                <text:p text:style-name="P45">Interpretación de instrucciones</text:p>
                              </text:list-item>
                              <text:list-item>
                                <text:p text:style-name="P45">Argumentos</text:p>
                              </text:list-item>
                            </text:list>
                          </text:list-item>
                          <text:list-item>
                            <text:p text:style-name="P45">Ciclo de instrucción</text:p>
                          </text:list-item>
                          <text:list-item>
                            <text:p text:style-name="P45">Detalles operativos del MCBE</text:p>
                          </text:list-item>
                          <text:list-item>
                            <text:p text:style-name="P45">Diagrama estructural</text:p>
                          </text:list-item>
                          <text:list-item>
                            <text:p text:style-name="P45">Conjunto de instrucciones</text:p>
                          </text:list-item>
                          <text:list-item>
                            <text:p text:style-name="P45">Ejemplos de programación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5">El Software</text:p>
                    <text:list>
                      <text:list-item>
                        <text:p text:style-name="P45">Lenguaje de Máquina y Lenguaje Ensamblador</text:p>
                      </text:list-item>
                      <text:list-item>
                        <text:p text:style-name="P45">Código Fuente y Código Objeto</text:p>
                      </text:list-item>
                      <text:list-item>
                        <text:p text:style-name="P45">Lenguajes de Alto Nivel</text:p>
                        <text:list>
                          <text:list-item>
                            <text:p text:style-name="P45">Paradigmas</text:p>
                          </text:list-item>
                          <text:list-item>
                            <text:p text:style-name="P45">Ejemplos “Hola, Mundo”</text:p>
                          </text:list-item>
                          <text:list-item>
                            <text:p text:style-name="P45">Orientación al problema y a la máquina </text:p>
                          </text:list-item>
                          <text:list-item>
                            <text:p text:style-name="P45">Traductores de alto nivel</text:p>
                          </text:list-item>
                          <text:list-item>
                            <text:p text:style-name="P45">Ciclo de compilación</text:p>
                          </text:list-item>
                          <text:list-item>
                            <text:p text:style-name="P45">Errores de compilación, de vinculación, de ejecución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5">Sistemas Operativos y Redes</text:p>
                    <text:list>
                      <text:list-item>
                        <text:p text:style-name="P45">Sistemas de Computación</text:p>
                      </text:list-item>
                      <text:list-item>
                        <text:p text:style-name="P45">Historia de los sistemas de computación</text:p>
                        <text:list>
                          <text:list-item>
                            <text:p text:style-name="P45">Open Shop</text:p>
                          </text:list-item>
                          <text:list-item>
                            <text:p text:style-name="P45">Sistemas Batch</text:p>
                          </text:list-item>
                          <text:list-item>
                            <text:p text:style-name="P45">Sistemas Multiprogramados</text:p>
                          </text:list-item>
                          <text:list-item>
                            <text:p text:style-name="P45">Sistemas de tiempo compartido</text:p>
                          </text:list-item>
                          <text:list-item>
                            <text:p text:style-name="P45">Del microprocesador a la actualidad</text:p>
                          </text:list-item>
                        </text:list>
                      </text:list-item>
                      <text:list-item>
                        <text:p text:style-name="P45">Servicios de los sistemas operativos</text:p>
                        <text:list>
                          <text:list-item>
                            <text:p text:style-name="P45">Ejecución de programas</text:p>
                          </text:list-item>
                          <text:list-item>
                            <text:p text:style-name="P45">Operaciones de Entrada/Salida</text:p>
                          </text:list-item>
                          <text:list-item>
                            <text:p text:style-name="P45">Manejo de Archivos</text:p>
                          </text:list-item>
                          <text:list-item>
                            <text:p text:style-name="P45">Protecció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3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40"/>
            <text:p text:style-name="P40">PROPUESTA METODOLÓGICA: </text:p>
            <text:p text:style-name="P40"/>
            <text:p text:style-name="P41">Metodología de la enseñanza</text:p>
            <text:p text:style-name="P31"/>
            <text:p text:style-name="P35">La gran cantidad de alumnado obliga a la división del cursado en al menos dos módulos. Ambos módulos recibirán el mismo tratamiento.</text:p>
            <text:p text:style-name="P35"/>
            <text:p text:style-name="P5"><text:span text:style-name="T14">Clases teóricas expositivas</text:span>: <text:span text:style-name="T26">Durante un segmento inicial de una hora en cada clase se realizarán clases expositivas para la enseñanza de los temas teóricos. Serán apoyadas con transparencias, consultas on line y material multimedial.</text:span></text:p>
            <text:p text:style-name="P29"/>
            <text:p text:style-name="P5"><text:soft-page-break/><text:span text:style-name="T15">Clases prácticas tradicionales</text:span><text:span text:style-name="T16">: Durante el segundo segmento de una hora, cada clase se dedicará a la ejercitación escrita, grupal, unida a investigación mediante Internet. Los estudiantes resolverán problemas y contestarán guías de preguntas sobre las unidades en desarrollo.</text:span></text:p>
            <text:p text:style-name="P5"/>
            <text:p text:style-name="P12"/>
            <text:p text:style-name="P16">Recursos de apoyo a la enseñanza</text:p>
            <text:p text:style-name="P16"/>
            <text:p text:style-name="Standard">1. Plataforma de Educación a Distancia del COmahue (PEDCO): se la utilizará como repositorio de material didáctico y también como herramienta de comunicación entre los docentes y alumnos, y entre los alumnos mismos.</text:p>
            <text:p text:style-name="Standard">2. <text:span text:style-name="T26">Los grupos de alumnos podrán compartir sus computadoras personales para servir en las consultas on line durante las prácticas.</text:span></text:p>
            <text:p text:style-name="Standard">3. <text:span text:style-name="T17">Sistema operativo</text:span> GNU/Linux <text:span text:style-name="T17">y complementos de software libre ampliamente utilizados </text:span>en <text:span text:style-name="T19">la comunidad de la computación paralela.</text:span></text:p>
            <text:p text:style-name="Standard">4. Acceso a Internet y la Biblioteca Electrónica de Ciencia y Tecnología.</text:p>
            <text:p text:style-name="Standard">5. Proyector para <text:span text:style-name="T17">el dictado de clases</text:span>.</text:p>
            <text:p text:style-name="P15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8"/>
            <text:p text:style-name="P8">CONDICIONES DE ACREDITACIÓN Y EVALUACIÓN:</text:p>
            <text:p text:style-name="P30"/>
            <text:p text:style-name="P32">El régimen de acreditación y evaluación permite tanto la aprobación del cursado como la promoción de la asignatura. </text:p>
            <text:p text:style-name="P36"/>
            <text:p text:style-name="P43">Para aprobar el <text:span text:style-name="T2">cursado</text:span>, el alumno deberá:</text:p>
            <text:list xml:id="list42308334352258419" text:style-name="L2">
              <text:list-item>
                <text:p text:style-name="P48"><text:span text:style-name="T26">Obtener puntaje igual o mayor que 50 en todos los parciales o sus instancias de recuperación</text:span>.</text:p>
                <text:p text:style-name="P48"/>
              </text:list-item>
            </text:list>
            <text:p text:style-name="P43">Para aprobar la <text:span text:style-name="T2">promoción</text:span>, el alumno deberá<text:span text:style-name="T18">:</text:span></text:p>
            <text:list xml:id="list144656565792739" text:continue-numbering="true" text:style-name="L2">
              <text:list-item>
                <text:p text:style-name="P49"><text:span text:style-name="T26">Obtener puntaje igual o mayor que 70 en todos los parciales o sus instancias de recuperación</text:span>.</text:p>
                <text:p text:style-name="P49"/>
              </text:list-item>
            </text:list>
            <text:p text:style-name="P23"><text:s/>La nota final por promoción será la media del total de <text:span text:style-name="T26">las </text:span>notas obtenidas por el alumno.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8"/>
            <text:p text:style-name="P8">HORARIOS DE CONSULTA DE ALUMNOS:</text:p>
            <text:p text:style-name="P21">Lunes de 10 a 12 y Miércoles de 10 a 12</text:p>
            <text:p text:style-name="P20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8"/>
            <text:p text:style-name="P8">BIBLIOGRAFÍA BÁSICA: </text:p>
            <text:list xml:id="list5670512054888173360" text:style-name="WW8Num8">
              <text:list-item>
                <text:p text:style-name="P46">Apunte de la cátedra</text:p>
              </text:list-item>
              <text:list-item>
                <text:p text:style-name="P47"><text:span text:style-name="T26">R</text:span>eferencias a páginas de Internet, en especial Wikipedia.</text:p>
              </text:list-item>
            </text:list>
            <text:p text:style-name="P22"/>
          </table:table-cell>
          <table:covered-table-cell/>
          <table:covered-table-cell/>
          <table:covered-table-cell/>
        </table:table-row>
        <text:soft-page-break/>
        <table:table-row table:style-name="Table1.15">
          <table:table-cell table:style-name="Table1.A4" office:value-type="string">
            <text:p text:style-name="P14"/>
            <text:p text:style-name="P13"/>
            <text:p text:style-name="P13"/>
            <text:p text:style-name="P13">FIRMA DEL PROFESOR</text:p>
            <text:p text:style-name="P14"/>
            <text:p text:style-name="P13"/>
          </table:table-cell>
          <table:table-cell table:style-name="Table1.B15" office:value-type="string">
            <text:p text:style-name="P13"/>
            <text:p text:style-name="P14">FIRMA DEL DIRECTOR DE DEPARTA<text:span text:style-name="T24">ME</text:span>NTO</text:p>
          </table:table-cell>
          <table:table-cell table:style-name="Table1.C15" table:number-columns-spanned="2" office:value-type="string">
            <text:p text:style-name="P13"/>
            <text:p text:style-name="P14"/>
            <text:p text:style-name="P14">FIRMA DE LA SECRETARIA ACADEMICA</text:p>
          </table:table-cell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arial" svg:font-family="arial, sans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etras" style:family="paragraph" style:parent-style-name="Standard">
      <style:text-properties style:font-name="Book Antiqua" fo:font-size="10pt" fo:language="es" fo:country="ES" style:font-size-asian="10pt" style:font-name-complex="Book Antiqua" style:font-size-complex="10pt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19cm" fo:margin-left="0cm" fo:margin-right="0cm" fo:margin-bottom="3.6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15cm" svg:height="3.03cm" draw:z-index="9"><draw:image xlink:href="Pictures/1000000000000292000000869D51754F.png" xlink:type="simple" xlink:show="embed" xlink:actuate="onLoad"/></draw:frame><draw:frame draw:style-name="Mfr2" draw:name="Frame1" text:anchor-type="char" svg:y="0.002cm" draw:z-index="4"><draw:text-box fo:min-height="0.37cm" fo:min-width="0.041cm"><text:p text:style-name="Header"><text:span text:style-name="Page_20_Number"><text:page-number text:select-page="current">5</text:page-number></text:span></text:p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 LibreOffice_project/89ea49ddacd9aa532507cbf852f2bb22b1ace28</meta:generator>
    <dc:title>ÁREA: </dc:title>
    <meta:initial-creator>Laura</meta:initial-creator>
    <meta:creation-date>2010-06-04T16:47:00</meta:creation-date>
    <dc:date>2013-08-27T14:46:54.915007199</dc:date>
    <dc:language>en-US</dc:language>
    <meta:editing-cycles>93</meta:editing-cycles>
    <meta:editing-duration>PT11H15M34S</meta:editing-duration>
    <dc:creator>Eduardo Grosclaude</dc:creator>
    <meta:document-statistic meta:table-count="1" meta:image-count="1" meta:object-count="0" meta:page-count="5" meta:paragraph-count="125" meta:word-count="897" meta:character-count="5617" meta:non-whitespace-character-count="4920"/>
    <meta:user-defined meta:name="Info 1"/>
    <meta:user-defined meta:name="Info 2"/>
    <meta:user-defined meta:name="Info 3"/>
    <meta:user-defined meta:name="Info 4"/>
  </office:meta>
</office:document-meta>
</file>